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style:font-name="Courier New" fo:font-size="12pt" style:font-name-asian="Courier New1" style:font-size-asian="12pt" style:font-name-complex="Courier New1" style:font-size-complex="12pt"/>
    </style:style>
    <style:style style:name="P3" style:family="paragraph" style:parent-style-name="Standard">
      <style:paragraph-properties fo:margin-left="0in" fo:margin-right="0in" fo:text-indent="0.5in" style:auto-text-indent="false"/>
    </style:style>
    <style:style style:name="P4" style:family="paragraph" style:parent-style-name="Standard">
      <style:paragraph-properties fo:margin-left="0.5in" fo:margin-right="0in" fo:text-indent="0.5in" style:auto-text-indent="false"/>
    </style:style>
    <style:style style:name="P5" style:family="paragraph" style:parent-style-name="Standard" style:master-page-name="Standard">
      <style:paragraph-properties style:page-number="1"/>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style:font-name="Courier New" fo:font-size="12pt" style:font-name-asian="Courier New1" style:font-size-asian="12pt" style:font-name-complex="Courier New1" style:font-size-complex="12pt"/>
    </style:style>
    <style:style style:name="T4" style:family="text">
      <style:text-properties fo:color="#1155cc" fo:font-size="12pt" style:text-underline-style="solid" style:text-underline-width="auto" style:text-underline-color="font-color" style:font-size-asian="12pt" style:font-size-complex="12pt"/>
    </style:style>
    <style:style style:name="T5"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À : </text:span><text:span text:style-name="T2">Vous</text:span></text:p>
      <text:p text:style-name="Standard"><text:span text:style-name="T1">De : </text:span><text:span text:style-name="T2">Charlie</text:span></text:p>
      <text:p text:style-name="Standard"><text:span text:style-name="T1">Cc : </text:span><text:span text:style-name="T2">Édouard</text:span></text:p>
      <text:p text:style-name="Standard"><text:span text:style-name="T1">Objet : </text:span><text:span text:style-name="T2">Sauvegarde/chargement dans le programme d'échecs</text:span></text:p>
      <text:p text:style-name="Standard"><text:span text:style-name="T2">-----------------------------------------------------------------------------------------------------------</text:span></text:p>
      <text:p text:style-name="P1"/>
      <text:p text:style-name="Standard"><text:span text:style-name="T2">Bonjour, j'espère que tu vas bien !</text:span></text:p>
      <text:p text:style-name="P1"/>
      <text:p text:style-name="Standard"><text:span text:style-name="T2">Ed et moi venons de discuter de la meilleure façon de mettre en œuvre la sauvegarde et le chargement dans le programme. Tu te souviens certainement avoir lu les spécifications techniques à ce sujet, mais nous n'étions pas sûrs de ce que nous voulions au moment d'écrire ces lignes...</text:span></text:p>
      <text:p text:style-name="P1"/>
      <text:p text:style-name="Standard"><text:span text:style-name="T2">Après quelques lectures supplémentaires, je pense que la méthode la plus simple serait d'utiliser un paquet appelé </text:span><text:span text:style-name="T1">TinyDB</text:span><text:span text:style-name="T2">. Ne t’inquiète pas si tu n’as pas beaucoup d’expérience avec les bases de données : nous ne ferons aucune recherche ! Nous l'utiliserons uniquement pour exporter et importer l'état du programme dans un fichier.</text:span></text:p>
      <text:p text:style-name="P1"/>
      <text:p text:style-name="Standard"><text:span text:style-name="T2">Tu peux principalement utiliser TinyDB pour créer deux tables : les joueurs et les tournois. La table des joueurs stockera tous les joueurs dans la mémoire du programme, et de même pour les tournois et la table des tournois.</text:span></text:p>
      <text:p text:style-name="P1"/>
      <text:p text:style-name="Standard"><text:span text:style-name="T2">Pour stocker une instance de joueur, tu dois d'abord la convertir en dictionnaire (c'est-à-dire la sérialiser). Par exemple, supposons que j'aie ce modèle de joueur et que je crée une instance à partir de celui-ci :</text:span></text:p>
      <text:p text:style-name="P1"/>
      <text:p text:style-name="Standard"><text:span text:style-name="T3">class Player:</text:span></text:p>
      <text:p text:style-name="P3"><text:span text:style-name="T3">def __init__(self, name, age):</text:span></text:p>
      <text:p text:style-name="P4"><text:span text:style-name="T3">self.name = name</text:span></text:p>
      <text:p text:style-name="Standard"><text:span text:style-name="T3"><text:s text:c="4"/><text:tab/><text:tab/>self.age = age</text:span></text:p>
      <text:p text:style-name="P2"/>
      <text:p text:style-name="Standard"><text:span text:style-name="T3">player = Player(name='John', age=22)</text:span></text:p>
      <text:p text:style-name="P1"/>
      <text:p text:style-name="Standard"><text:span text:style-name="T2">Je peux sérialiser l'instance comme ceci :</text:span></text:p>
      <text:p text:style-name="P1"/>
      <text:p text:style-name="Standard"><text:soft-page-break/><text:span text:style-name="T3">serialized_player = {</text:span></text:p>
      <text:p text:style-name="Standard"><text:span text:style-name="T3"><text:s text:c="4"/>'name': player.name, </text:span></text:p>
      <text:p text:style-name="Standard"><text:span text:style-name="T3"><text:s text:c="4"/>'age': player.age</text:span></text:p>
      <text:p text:style-name="Standard"><text:span text:style-name="T3">}</text:span></text:p>
      <text:p text:style-name="P1"/>
      <text:p text:style-name="Standard"><text:span text:style-name="T2">Une instance sérialisée peut être reconvertie en une instance comme suit :</text:span></text:p>
      <text:p text:style-name="P1"/>
      <text:p text:style-name="Standard"><text:span text:style-name="T3">name = serialized_player['name']</text:span></text:p>
      <text:p text:style-name="Standard"><text:span text:style-name="T3">age = serialized_player['age']</text:span></text:p>
      <text:p text:style-name="Standard"><text:span text:style-name="T3">player = Player(name=name, age=age)</text:span></text:p>
      <text:p text:style-name="P1"/>
      <text:p text:style-name="Standard"><text:span text:style-name="T2">Pour sauvegarder plusieurs joueurs en utilisant TinyDB, tu dois d'abord sérialiser toutes les instances de joueurs, puis les charger dans la table des joueurs comme ceci :</text:span></text:p>
      <text:p text:style-name="P1"/>
      <text:p text:style-name="Standard"><text:span text:style-name="T3">from tinydb import TinyDB</text:span></text:p>
      <text:p text:style-name="P2"/>
      <text:p text:style-name="Standard"><text:span text:style-name="T3">db = TinyDB(‘db.json’)</text:span></text:p>
      <text:p text:style-name="Standard"><text:span text:style-name="T3">players_table = db.table(‘players’)</text:span></text:p>
      <text:p text:style-name="Standard"><text:span text:style-name="T3">players_table.truncate()<text:tab/># clear the table first</text:span></text:p>
      <text:p text:style-name="Standard"><text:span text:style-name="T3">players_table.insert_multiple(serialized_players)</text:span></text:p>
      <text:p text:style-name="P1"/>
      <text:p text:style-name="Standard"><text:span text:style-name="T2">Pour recharger les joueurs sérialisés, tu peux faire ceci :</text:span></text:p>
      <text:p text:style-name="P1"/>
      <text:p text:style-name="Standard"><text:span text:style-name="T3">serialized_players = players_table.all()</text:span></text:p>
      <text:p text:style-name="P2"/>
      <text:p text:style-name="Standard"><text:span text:style-name="T2">Une liste d'instances de lecteur désérialisées peut alors être créée à partir du contenu de </text:span><text:span text:style-name="T3">serialized_players</text:span><text:span text:style-name="T2">, après quoi le reste du programme devrait se dérouler normalement. Veille à bien préserver l'ordre de la liste lorsque tu sérialises/désérialises les joueurs !</text:span></text:p>
      <text:p text:style-name="P1"/>
      <text:p text:style-name="Standard"><text:soft-page-break/><text:span text:style-name="T2">Tu devrais suivre la même approche pour sauvegarder les tournois dans le tableau des tournois. Cela peut être un peu plus compliqué, car les tournois sont des objets plus grands que les joueurs, mais le même principe de sérialisation/désérialisation des instances s'applique. Si tu es bloqué, tu peux consulter </text:span><text:a xlink:type="simple" xlink:href="https://tinydb.readthedocs.io/en/stable/getting-started.html" text:style-name="ListLabel_20_1" text:visited-style-name="ListLabel_20_1"><text:span text:style-name="T4">la documentation officielle de TinyDB</text:span></text:a><text:span text:style-name="T2"> pour obtenir de l'aide supplémentaire.</text:span></text:p>
      <text:p text:style-name="P1"/>
      <text:p text:style-name="Standard"><text:span text:style-name="T2">Enfin, je te recommande d'implémenter cette fonctionnalité vers la fin du projet, une fois que tu auras le schéma clairement défini et que tu sauras que le programme de base fonctionne correctement.</text:span></text:p>
      <text:p text:style-name="P1"/>
      <text:p text:style-name="Standard"><text:span text:style-name="T2">Bon courage !</text:span></text:p>
      <text:p text:style-name="P1"/>
      <text:p text:style-name="Standard"><text:span text:style-name="T2">Meilleures salutations,</text:span></text:p>
      <text:p text:style-name="Standard"><text:span text:style-name="T2">Charlie</text:span></text:p>
      <text:p text:style-name="Standard"><text:span text:style-name="T5">Assistant informatique </text:span></text:p>
      <text:p text:style-name="Standard"><text:span text:style-name="T5">Centre échec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40" meta:word-count="451" meta:character-count="3063" meta:non-whitespace-character-count="2636"/>
    <meta:generator>LibreOfficeDev/6.0.5.2$Linux_X86_64 LibreOffice_project/</meta:generator>
  </office:meta>
</office:document-meta>
</file>